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c02" officeooo:paragraph-rsid="001b0c02"/>
    </style:style>
    <style:style style:name="P2" style:family="paragraph" style:parent-style-name="Standard">
      <style:text-properties fo:font-style="italic" officeooo:paragraph-rsid="001b0c02" style:font-style-asian="italic" style:font-style-complex="italic"/>
    </style:style>
    <style:style style:name="P3" style:family="paragraph" style:parent-style-name="Standard">
      <style:text-properties officeooo:rsid="001b8588" officeooo:paragraph-rsid="001b8588"/>
    </style:style>
    <style:style style:name="P4" style:family="paragraph" style:parent-style-name="Standard">
      <style:text-properties fo:font-size="15pt" fo:font-weight="bold" officeooo:rsid="001b0c02" officeooo:paragraph-rsid="001b0c0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tyle="italic" officeooo:rsid="001b8588" officeooo:paragraph-rsid="001b0c02" style:font-style-asian="italic" style:font-style-complex="italic"/>
    </style:style>
    <style:style style:name="P6" style:family="paragraph" style:parent-style-name="Standard">
      <style:text-properties fo:font-style="italic" officeooo:rsid="001b8588" officeooo:paragraph-rsid="001b8588" style:font-style-asian="italic" style:font-style-complex="italic"/>
    </style:style>
    <style:style style:name="P7" style:family="paragraph" style:parent-style-name="Standard">
      <style:text-properties fo:font-style="italic" officeooo:rsid="001c3256" officeooo:paragraph-rsid="001b8588" style:font-style-asian="italic" style:font-style-complex="italic"/>
    </style:style>
    <style:style style:name="T1" style:family="text">
      <style:text-properties officeooo:rsid="001b0c0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8588" style:font-style-asian="italic" style:font-style-complex="italic"/>
    </style:style>
    <style:style style:name="T4" style:family="text">
      <style:text-properties fo:font-style="italic" officeooo:rsid="001c3256" style:font-style-asian="italic" style:font-style-complex="italic"/>
    </style:style>
    <style:style style:name="T5" style:family="text">
      <style:text-properties officeooo:rsid="001cf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vinkopdracht 3</text:p>
      <text:p text:style-name="P2"><text:span text:style-name="T1">Opd</text:span>racht 1: Oefenen met pseudocode</text:p>
      <text:p text:style-name="P2"/>
      <text:p text:style-name="P1"><text:span text:style-name="T2">1. </text:span><text:span text:style-name="T3"><text:tab/>Pak twee sneetjes brood;</text:span></text:p>
      <text:p text:style-name="P5"><text:tab/>Pak de pindakaas; </text:p>
      <text:p text:style-name="P5"><text:tab/>Pak een mes; </text:p>
      <text:p text:style-name="P5"><text:tab/>Doe pindakaas d.m.v. mes op één sneetje brood; </text:p>
      <text:p text:style-name="P5"><text:tab/>Doe de twee sneetjes brood op elkaar; </text:p>
      <text:p text:style-name="P5"/>
      <text:p text:style-name="P6">2.<text:tab/>Pak twee sneetjes brood;</text:p>
      <text:p text:style-name="P6"><text:tab/>Pak de pindakaas; </text:p>
      <text:p text:style-name="P6"><text:tab/>Pak een mes; </text:p>
      <text:p text:style-name="P6"><text:tab/>Doe pindakaas d.m.v. mes op één sneetje brood; </text:p>
      <text:p text:style-name="P6"><text:tab/>Sprinkel hagelslag op één sneetje brood;</text:p>
      <text:p text:style-name="P6"><text:tab/>Doe de twee sneetjes brood op elkaar; </text:p>
      <text:p text:style-name="P6"><text:tab/></text:p>
      <text:p text:style-name="P6">3.<text:tab/><text:span text:style-name="T5">Neem het jaartal</text:span>;</text:p>
      <text:p text:style-name="P6"><text:tab/><text:span text:style-name="T5">Kan je het jaartal gedeeld worden door 4 maar niet door 100: schikkeljaar;</text:span></text:p>
      <text:p text:style-name="P6"><text:tab/><text:span text:style-name="T5">In alle andere gevallen: geen schrikkeljaar;</text:span></text:p>
      <text:p text:style-name="P6"/>
      <text:p text:style-name="P6">4.<text:tab/>Analyseer het dier</text:p>
      <text:p text:style-name="P6"><text:tab/>Als het blaft: hond;</text:p>
      <text:p text:style-name="P6"><text:tab/>Als het miauwt: kat;</text:p>
      <text:p text:style-name="P6"><text:tab/>Als het blubt: vis; </text:p>
      <text:p text:style-name="P6"/>
      <text:p text:style-name="P6">5. <text:tab/>Analyseer de DNA/Eiwit sequentie</text:p>
      <text:p text:style-name="P6"><text:tab/>Als het T, G, C, U karakters heeft: DNA; </text:p>
      <text:p text:style-name="P3"><text:span text:style-name="T2"><text:tab/>Als </text:span><text:span text:style-name="T4">het D, E, R, K karakters heeft: eiwit;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8:59:50.001939642</meta:creation-date>
    <dc:date>2017-09-22T09:34:10.871079075</dc:date>
    <meta:editing-duration>PT6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27" meta:character-count="733" meta:non-whitespace-character-count="599"/>
  </office:meta>
</office:document-meta>
</file>